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∂</mo>
      <mrow>
        <mstyle mathvariant="bold">
          <mrow>
            <msub>
              <mi>r</mi>
              <mi>i</mi>
            </msub>
          </mrow>
        </mstyle>
        <mo stretchy="false">/</mo>
        <mo stretchy="false">∂</mo>
      </mrow>
      <mi>t</mi>
      <mrow>
        <mi/>
        <mo stretchy="false">≡</mo>
        <mi/>
      </mrow>
      <mn>0</mn>
    </mrow>
    <annotation encoding="StarMath 5.0">partial bold r_i / partial t ` equiv 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18:33:10.952000000</meta:creation-date>
    <meta:generator>LibreOffice/4.1.4.2$Windows_x86 LibreOffice_project/0a0440ccc0227ad9829de5f46be37cfb6edcf72</meta:generator>
  </office:meta>
</office:document-meta>
</file>